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2d07" officeooo:paragraph-rsid="00002d07" style:font-size-asian="16pt" style:language-asian="zh" style:country-asian="TW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002d07" officeooo:paragraph-rsid="00002d07" style:font-size-asian="16pt" style:language-asian="zh" style:country-asian="TW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weight="bold" officeooo:rsid="00002d07" officeooo:paragraph-rsid="00002d07" style:font-size-asian="16pt" style:language-asian="zh" style:country-asian="TW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.6999998092651pt" fo:font-weight="bold" officeooo:rsid="00002d07" officeooo:paragraph-rsid="00002d07" style:font-name-asian="Times New Roman" style:font-size-asian="12pt" style:language-asian="zh" style:country-asian="TW" style:font-weight-asian="bold" style:font-size-complex="13.699999809265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02d07" officeooo:paragraph-rsid="00026de5" style:font-name-asian="Times New Roman" style:font-size-asian="14pt" style:language-asian="zh" style:country-asian="TW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41e2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bold" officeooo:rsid="00041e2d" officeooo:paragraph-rsid="00041e2d" style:font-name-asian="Times New Roman" style:font-size-asian="16pt" style:language-asian="zh" style:country-asian="TW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fo:font-weight="bold" officeooo:rsid="00041e2d" officeooo:paragraph-rsid="00053eac" style:font-name-asian="Times New Roman" style:font-size-asian="16pt" style:language-asian="zh" style:country-asian="TW" style:font-weight-asian="bold" style:font-size-complex="16pt" style:font-weight-complex="bold"/>
    </style:style>
    <style:style style:name="T1" style:family="text">
      <style:text-properties officeooo:rsid="00041e2d"/>
    </style:style>
    <style:style style:name="T2" style:family="text">
      <style:text-properties style:font-name="Times New Roman" fo:font-size="16pt" fo:font-weight="bold" officeooo:rsid="00041e2d" style:font-name-asian="Times New Roman" style:font-size-asian="16pt" style:language-asian="zh" style:country-asian="TW" style:font-weight-asian="bold" style:font-size-complex="16pt" style:font-weight-complex="bold"/>
    </style:style>
    <style:style style:name="T3" style:family="text">
      <style:text-properties style:font-name="Times New Roman" fo:font-size="16pt" fo:font-weight="bold" officeooo:rsid="00002d07" style:font-name-asian="Times New Roman" style:font-size-asian="16pt" style:language-asian="zh" style:country-asian="TW" style:font-weight-asian="bold" style:font-size-complex="16pt" style:font-weight-complex="bold"/>
    </style:style>
    <style:style style:name="T4" style:family="text">
      <style:text-properties officeooo:rsid="00053eac"/>
    </style:style>
    <style:style style:name="T5" style:family="text">
      <style:text-properties officeooo:rsid="00061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ck your place of residence using Foursquare data</text:p>
      <text:p text:style-name="P1"/>
      <text:p text:style-name="P2">TaoLung Huang</text:p>
      <text:p text:style-name="P2"/>
      <text:p text:style-name="P2">March 1, 2020</text:p>
      <text:p text:style-name="P3"/>
      <text:p text:style-name="P5">1. Introduction</text:p>
      <text:p text:style-name="P6"/>
      <text:p text:style-name="P7">In modern society, choosing a place to live is a big problem for adults. In Taiwan, the county or city where you work is usually the choice of residence, but what is the next step?</text:p>
      <text:p text:style-name="P7">House prices are an important issue, but it would be a disappointment to get poor living performance at higher house prices. People usually only consider the specifications of the house and the price of the house to make a choice of buying a house. For the evaluation of living performance, subjective information is used, such as online search, introduction of relatives or friends, or housing loans.</text:p>
      <text:p text:style-name="P7">If you can use objective living performance indicators with housing information as an evaluation index for buying a house, it will greatly reduce the risk of buyers buying the wrong house, and housing loans can be more customized for house sales, using data to let buyers understand <text:span text:style-name="T1">h</text:span>ousing in all regions is suitable for those who live in, creating a win-win situation.</text:p>
      <text:p text:style-name="P7"/>
      <text:p text:style-name="P8"><text:span text:style-name="T2">2</text:span><text:span text:style-name="T3">. </text:span><text:span text:style-name="T2">Data</text:span></text:p>
      <text:p text:style-name="P9"/>
      <text:p text:style-name="P10">所需的數據包括台灣鄉鎮的經緯度資料集，及<text:span text:style-name="T4">鄉鎮市的中英對照資料集將行政區的名稱由中文轉為英文，</text:span>用來當作<text:span text:style-name="T4">Foursquare API的輸入。</text:span></text:p>
      <text:p text:style-name="P10">將台北市及新北市的經緯度資訊作為<text:span text:style-name="T5">Foursquare API的輸入，回傳數據為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01T17:36:25.021000000</dc:date>
    <meta:editing-duration>PT16M48S</meta:editing-duration>
    <meta:editing-cycles>3</meta:editing-cycles>
    <meta:document-statistic meta:table-count="0" meta:image-count="0" meta:object-count="0" meta:page-count="1" meta:paragraph-count="10" meta:word-count="263" meta:character-count="1156" meta:non-whitespace-character-count="982"/>
  </office:meta>
</office:document-meta>
</file>